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 style:data-style-name="N46"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default-cell-style-name="ce2"/>
        <table:table-column table:style-name="co2" table:number-columns-repeated="1022" table:default-cell-style-name="ce1"/>
        <table:table-row table:style-name="ro2">
          <table:table-cell office:value-type="string">
            <text:p>offset</text:p>
          </table:table-cell>
          <table:table-cell office:value-type="string">
            <text:p>time</text:p>
          </table:table-cell>
          <table:table-cell office:value-type="string">
            <text:p>source</text:p>
          </table:table-cell>
          <table:table-cell office:value-type="string">
            <text:p>desc</text:p>
          </table:table-cell>
          <table:table-cell table:number-columns-repeated="1020"/>
        </table:table-row>
        <table:table-row table:style-name="ro2">
          <table:table-cell office:value-type="float" office:value="15.43">
            <text:p>15.43</text:p>
          </table:table-cell>
          <table:table-cell office:value-type="string">
            <text:p>1:44:00</text:p>
          </table:table-cell>
          <table:table-cell office:value-type="string">
            <text:p>log</text:p>
          </table:table-cell>
          <table:table-cell office:value-type="string">
            <text:p>Start of logfile</text:p>
          </table:table-cell>
          <table:table-cell table:number-columns-repeated="1020"/>
        </table:table-row>
        <table:table-row table:style-name="ro2">
          <table:table-cell office:value-type="float" office:value="24.15">
            <text:p>24.15</text:p>
          </table:table-cell>
          <table:table-cell office:value-type="string">
            <text:p>1:44:09</text:p>
          </table:table-cell>
          <table:table-cell office:value-type="string">
            <text:p>pcap</text:p>
          </table:table-cell>
          <table:table-cell office:value-type="string">
            <text:p>Adults start talking (1004 and 1001)</text:p>
          </table:table-cell>
          <table:table-cell table:number-columns-repeated="1020"/>
        </table:table-row>
        <table:table-row table:style-name="ro2">
          <table:table-cell office:value-type="float" office:value="47.69">
            <text:p>47.69</text:p>
          </table:table-cell>
          <table:table-cell office:value-type="string">
            <text:p>1:44:32</text:p>
          </table:table-cell>
          <table:table-cell office:value-type="string">
            <text:p>pcap</text:p>
          </table:table-cell>
          <table:table-cell office:value-type="string">
            <text:p>Adults finish talking (1004 and 1001)</text:p>
          </table:table-cell>
          <table:table-cell table:number-columns-repeated="1020"/>
        </table:table-row>
        <table:table-row table:style-name="ro2">
          <table:table-cell office:value-type="float" office:value="65.8">
            <text:p>65.8</text:p>
          </table:table-cell>
          <table:table-cell office:value-type="string">
            <text:p>1:44:50</text:p>
          </table:table-cell>
          <table:table-cell office:value-type="string">
            <text:p>pcap</text:p>
          </table:table-cell>
          <table:table-cell office:value-type="string">
            <text:p>Jack gets an address</text:p>
          </table:table-cell>
          <table:table-cell table:number-columns-repeated="1020"/>
        </table:table-row>
        <table:table-row table:style-name="ro2">
          <table:table-cell office:value-type="float" office:value="72.95">
            <text:p>72.95</text:p>
          </table:table-cell>
          <table:table-cell office:value-type="string">
            <text:p>1:44:58</text:p>
          </table:table-cell>
          <table:table-cell office:value-type="string">
            <text:p>pcap</text:p>
          </table:table-cell>
          <table:table-cell office:value-type="string">
            <text:p>SIP OPTIONS request to sip:nobody from sip:av</text:p>
          </table:table-cell>
          <table:table-cell table:number-columns-repeated="1020"/>
        </table:table-row>
        <table:table-row table:style-name="ro2">
          <table:table-cell office:value-type="float" office:value="72.96">
            <text:p>72.96</text:p>
          </table:table-cell>
          <table:table-cell office:value-type="string">
            <text:p>1:44:58</text:p>
          </table:table-cell>
          <table:table-cell office:value-type="string">
            <text:p>pcap</text:p>
          </table:table-cell>
          <table:table-cell office:value-type="string">
            <text:p>ARP requests indicating the SIP scan/enumeration, presumably bruteforce happens here</text:p>
          </table:table-cell>
          <table:table-cell table:number-columns-repeated="1020"/>
        </table:table-row>
        <table:table-row table:style-name="ro2">
          <table:table-cell office:value-type="float" office:value="81.6">
            <text:p>81.6</text:p>
          </table:table-cell>
          <table:table-cell office:value-type="string">
            <text:p>1:45:06</text:p>
          </table:table-cell>
          <table:table-cell office:value-type="string">
            <text:p>pcap</text:p>
          </table:table-cell>
          <table:table-cell office:value-type="string">
            <text:p>ARP requests finished – jack has contacted every existing SIP server</text:p>
          </table:table-cell>
          <table:table-cell table:number-columns-repeated="1020"/>
        </table:table-row>
        <table:table-row table:style-name="ro3">
          <table:table-cell office:value-type="float" office:value="85.43">
            <text:p>85.43</text:p>
          </table:table-cell>
          <table:table-cell office:value-type="string">
            <text:p>1:45:10</text:p>
          </table:table-cell>
          <table:table-cell office:value-type="string">
            <text:p>log</text:p>
          </table:table-cell>
          <table:table-cell office:value-type="string">
            <text:p>SIP enumeration starts</text:p>
          </table:table-cell>
          <table:table-cell table:number-columns-repeated="1020"/>
        </table:table-row>
        <table:table-row table:style-name="ro3">
          <table:table-cell office:value-type="float" office:value="85.43">
            <text:p>85.43</text:p>
          </table:table-cell>
          <table:table-cell office:value-type="string">
            <text:p>1:45:10</text:p>
          </table:table-cell>
          <table:table-cell office:value-type="string">
            <text:p>log</text:p>
          </table:table-cell>
          <table:table-cell office:value-type="string">
            <text:p>SIP enumeration ends</text:p>
          </table:table-cell>
          <table:table-cell table:number-columns-repeated="1020"/>
        </table:table-row>
        <table:table-row table:style-name="ro2">
          <table:table-cell office:value-type="float" office:value="97.43">
            <text:p>97.43</text:p>
          </table:table-cell>
          <table:table-cell office:value-type="string">
            <text:p>1:45:22</text:p>
          </table:table-cell>
          <table:table-cell office:value-type="string">
            <text:p>log</text:p>
          </table:table-cell>
          <table:table-cell office:value-type="string">
            <text:p>SIP bruteforce starts</text:p>
          </table:table-cell>
          <table:table-cell table:number-columns-repeated="1020"/>
        </table:table-row>
        <table:table-row table:style-name="ro2">
          <table:table-cell office:value-type="float" office:value="151.43">
            <text:p>151.43</text:p>
          </table:table-cell>
          <table:table-cell office:value-type="string">
            <text:p>1:46:16</text:p>
          </table:table-cell>
          <table:table-cell office:value-type="string">
            <text:p>log</text:p>
          </table:table-cell>
          <table:table-cell office:value-type="string">
            <text:p>SIP bruteforce ends – discovered 1005's password</text:p>
          </table:table-cell>
          <table:table-cell table:number-columns-repeated="1020"/>
        </table:table-row>
        <table:table-row table:style-name="ro2">
          <table:table-cell office:value-type="float" office:value="170.54">
            <text:p>170.54</text:p>
          </table:table-cell>
          <table:table-cell office:value-type="string">
            <text:p>1:46:35</text:p>
          </table:table-cell>
          <table:table-cell office:value-type="string">
            <text:p>pcap</text:p>
          </table:table-cell>
          <table:table-cell office:value-type="string">
            <text:p>unsolicited arp responses – poisoning attack, claiming to be 10.10.10.77 every 2 seconds till the end of the capture</text:p>
          </table:table-cell>
          <table:table-cell table:number-columns-repeated="1020"/>
        </table:table-row>
        <table:table-row table:style-name="ro2">
          <table:table-cell office:value-type="float" office:value="189.34">
            <text:p>189.34</text:p>
          </table:table-cell>
          <table:table-cell office:value-type="string">
            <text:p>1:46:54</text:p>
          </table:table-cell>
          <table:table-cell office:value-type="string">
            <text:p>pcap</text:p>
          </table:table-cell>
          <table:table-cell office:value-type="string">
            <text:p>ARP poisoning confirmation – SIP request from charlie brown (11.11.22) going to 10.10.77, gateway sends it to jack</text:p>
          </table:table-cell>
          <table:table-cell table:number-columns-repeated="1020"/>
        </table:table-row>
        <table:table-row table:style-name="ro2">
          <table:table-cell office:value-type="float" office:value="189.34">
            <text:p>189.34</text:p>
          </table:table-cell>
          <table:table-cell office:value-type="string">
            <text:p>1:46:54</text:p>
          </table:table-cell>
          <table:table-cell office:value-type="string">
            <text:p>pcap</text:p>
          </table:table-cell>
          <table:table-cell office:value-type="string">
            <text:p>Charlie Brown registering to SIP server and subscribing to notifications</text:p>
          </table:table-cell>
          <table:table-cell table:number-columns-repeated="1020"/>
        </table:table-row>
        <table:table-row table:style-name="ro3">
          <table:table-cell office:value-type="float" office:value="190.43">
            <text:p>190.43</text:p>
          </table:table-cell>
          <table:table-cell office:value-type="string">
            <text:p>1:46:55</text:p>
          </table:table-cell>
          <table:table-cell office:value-type="string">
            <text:p>log</text:p>
          </table:table-cell>
          <table:table-cell office:value-type="string">
            <text:p>1002 subscribe attempt</text:p>
          </table:table-cell>
          <table:table-cell table:number-columns-repeated="1020"/>
        </table:table-row>
        <table:table-row table:style-name="ro3">
          <table:table-cell office:value-type="float" office:value="205.43">
            <text:p>205.43</text:p>
          </table:table-cell>
          <table:table-cell office:value-type="string">
            <text:p>1:47:10</text:p>
          </table:table-cell>
          <table:table-cell office:value-type="string">
            <text:p>log</text:p>
          </table:table-cell>
          <table:table-cell office:value-type="string">
            <text:p>1003 subscribe attempt</text:p>
          </table:table-cell>
          <table:table-cell table:number-columns-repeated="1020"/>
        </table:table-row>
        <table:table-row table:style-name="ro2">
          <table:table-cell office:value-type="float" office:value="214.09">
            <text:p>214.09</text:p>
          </table:table-cell>
          <table:table-cell office:value-type="string">
            <text:p>1:47:19</text:p>
          </table:table-cell>
          <table:table-cell office:value-type="string">
            <text:p>pcap</text:p>
          </table:table-cell>
          <table:table-cell office:value-type="string">
            <text:p>Theatre (aka, Lucy) calling Charlie</text:p>
          </table:table-cell>
          <table:table-cell table:number-columns-repeated="1020"/>
        </table:table-row>
        <table:table-row table:style-name="ro2">
          <table:table-cell office:value-type="float" office:value="220.77">
            <text:p>220.77</text:p>
          </table:table-cell>
          <table:table-cell office:value-type="string">
            <text:p>1:47:25</text:p>
          </table:table-cell>
          <table:table-cell office:value-type="string">
            <text:p>pcap</text:p>
          </table:table-cell>
          <table:table-cell office:value-type="string">
            <text:p>Charlie Brown picks up the phone</text:p>
          </table:table-cell>
          <table:table-cell table:number-columns-repeated="1020"/>
        </table:table-row>
        <table:table-row table:style-name="ro3">
          <table:table-cell office:value-type="float" office:value="250.43">
            <text:p>250.43</text:p>
          </table:table-cell>
          <table:table-cell office:value-type="string">
            <text:p>1:47:55</text:p>
          </table:table-cell>
          <table:table-cell office:value-type="string">
            <text:p>log</text:p>
          </table:table-cell>
          <table:table-cell office:value-type="string">
            <text:p>1002 subscribe attempt</text:p>
          </table:table-cell>
          <table:table-cell table:number-columns-repeated="1020"/>
        </table:table-row>
        <table:table-row table:style-name="ro2">
          <table:table-cell office:value-type="float" office:value="260.02">
            <text:p>260.02</text:p>
          </table:table-cell>
          <table:table-cell office:value-type="string">
            <text:p>1:48:05</text:p>
          </table:table-cell>
          <table:table-cell office:value-type="string">
            <text:p>pcap</text:p>
          </table:table-cell>
          <table:table-cell office:value-type="string">
            <text:p>Jack starts injecting traffic</text:p>
          </table:table-cell>
          <table:table-cell table:number-columns-repeated="1020"/>
        </table:table-row>
        <table:table-row table:style-name="ro3">
          <table:table-cell office:value-type="float" office:value="265.43">
            <text:p>265.43</text:p>
          </table:table-cell>
          <table:table-cell office:value-type="string">
            <text:p>1:48:10</text:p>
          </table:table-cell>
          <table:table-cell office:value-type="string">
            <text:p>log</text:p>
          </table:table-cell>
          <table:table-cell office:value-type="string">
            <text:p>1003 subscribe attempt</text:p>
          </table:table-cell>
          <table:table-cell table:number-columns-repeated="1020"/>
        </table:table-row>
        <table:table-row table:style-name="ro2">
          <table:table-cell office:value-type="float" office:value="272.27">
            <text:p>272.27</text:p>
          </table:table-cell>
          <table:table-cell office:value-type="string">
            <text:p>1:48:17</text:p>
          </table:table-cell>
          <table:table-cell office:value-type="string">
            <text:p>pcap</text:p>
          </table:table-cell>
          <table:table-cell office:value-type="string">
            <text:p>Charlie Brown is cut off - :77 (jack) sends a BYE to Lucy</text:p>
          </table:table-cell>
          <table:table-cell table:number-columns-repeated="1020"/>
        </table:table-row>
        <table:table-row table:style-name="ro2">
          <table:table-cell office:value-type="float" office:value="278.95">
            <text:p>278.95</text:p>
          </table:table-cell>
          <table:table-cell office:value-type="string">
            <text:p>1:48:24</text:p>
          </table:table-cell>
          <table:table-cell office:value-type="string">
            <text:p>pcap</text:p>
          </table:table-cell>
          <table:table-cell office:value-type="string">
            <text:p>Theatre sends BYE to Charlie because nothing's been received for 6 seconds</text:p>
          </table:table-cell>
          <table:table-cell table:number-columns-repeated="1020"/>
        </table:table-row>
        <table:table-row table:style-name="ro2">
          <table:table-cell office:value-type="float" office:value="278.95">
            <text:p>278.95</text:p>
          </table:table-cell>
          <table:table-cell office:value-type="string">
            <text:p>1:48:24</text:p>
          </table:table-cell>
          <table:table-cell office:value-type="string">
            <text:p>pcap</text:p>
          </table:table-cell>
          <table:table-cell office:value-type="string">
            <text:p>Asterix responds with 481 call does not exist</text:p>
          </table:table-cell>
          <table:table-cell table:number-columns-repeated="1020"/>
        </table:table-row>
        <table:table-row table:style-name="ro2">
          <table:table-cell office:value-type="float" office:value="323.31">
            <text:p>323.31</text:p>
          </table:table-cell>
          <table:table-cell office:value-type="string">
            <text:p>1:49:08</text:p>
          </table:table-cell>
          <table:table-cell office:value-type="string">
            <text:p>pcap</text:p>
          </table:table-cell>
          <table:table-cell office:value-type="string">
            <text:p>Theatre (1003) calls Charlie (1002)</text:p>
          </table:table-cell>
          <table:table-cell table:number-columns-repeated="1020"/>
        </table:table-row>
        <table:table-row table:style-name="ro2">
          <table:table-cell office:value-type="float" office:value="323.31">
            <text:p>323.31</text:p>
          </table:table-cell>
          <table:table-cell office:value-type="string">
            <text:p>1:49:08</text:p>
          </table:table-cell>
          <table:table-cell office:value-type="string">
            <text:p>pcap</text:p>
          </table:table-cell>
          <table:table-cell office:value-type="string">
            <text:p>Jack responds with 301 Moved Permanently – 1002 is moved to 1005 (which is what he bruteforced)</text:p>
          </table:table-cell>
          <table:table-cell table:number-columns-repeated="1020"/>
        </table:table-row>
        <table:table-row table:style-name="ro2">
          <table:table-cell office:value-type="float" office:value="323.55">
            <text:p>323.55</text:p>
          </table:table-cell>
          <table:table-cell office:value-type="string">
            <text:p>1:49:08</text:p>
          </table:table-cell>
          <table:table-cell office:value-type="string">
            <text:p>pcap</text:p>
          </table:table-cell>
          <table:table-cell office:value-type="string">
            <text:p>Theatre (1003) calls Jack (1005), which it thinks is charlie</text:p>
          </table:table-cell>
          <table:table-cell table:number-columns-repeated="1020"/>
        </table:table-row>
        <table:table-row table:style-name="ro2">
          <table:table-cell office:value-type="float" office:value="325.32">
            <text:p>325.32</text:p>
          </table:table-cell>
          <table:table-cell office:value-type="string">
            <text:p>1:49:10</text:p>
          </table:table-cell>
          <table:table-cell office:value-type="string">
            <text:p>pcap</text:p>
          </table:table-cell>
          <table:table-cell office:value-type="string">
            <text:p>Jack (1005) picks up the phone</text:p>
          </table:table-cell>
          <table:table-cell table:number-columns-repeated="1020"/>
        </table:table-row>
        <table:table-row table:style-name="ro3">
          <table:table-cell office:value-type="float" office:value="371.43">
            <text:p>371.43</text:p>
          </table:table-cell>
          <table:table-cell office:value-type="string">
            <text:p>1:49:56</text:p>
          </table:table-cell>
          <table:table-cell office:value-type="string">
            <text:p>log</text:p>
          </table:table-cell>
          <table:table-cell office:value-type="string">
            <text:p>1002 subscribe attempt</text:p>
          </table:table-cell>
          <table:table-cell table:number-columns-repeated="1020"/>
        </table:table-row>
        <table:table-row table:style-name="ro2">
          <table:table-cell office:value-type="float" office:value="378.73">
            <text:p>378.73</text:p>
          </table:table-cell>
          <table:table-cell office:value-type="string">
            <text:p>1:50:03</text:p>
          </table:table-cell>
          <table:table-cell office:value-type="string">
            <text:p>pcap</text:p>
          </table:table-cell>
          <table:table-cell office:value-type="string">
            <text:p>Hang up – jack (1005) hangs up on theatre (1003)</text:p>
          </table:table-cell>
          <table:table-cell table:number-columns-repeated="1020"/>
        </table:table-row>
        <table:table-row table:style-name="ro3">
          <table:table-cell office:value-type="float" office:value="387.43">
            <text:p>387.43</text:p>
          </table:table-cell>
          <table:table-cell office:value-type="string">
            <text:p>1:50:12</text:p>
          </table:table-cell>
          <table:table-cell office:value-type="string">
            <text:p>log</text:p>
          </table:table-cell>
          <table:table-cell office:value-type="string">
            <text:p>1003 subscribe attempt</text:p>
          </table:table-cell>
          <table:table-cell table:number-columns-repeated="1020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office:value-type="string">
            <text:p>:</text:p>
          </table:table-cell>
          <table:table-cell table:number-columns-repeated="1023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D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8">12/28/2010</text:date>, <text:time>09:3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7T18:09:53</meta:creation-date>
    <dc:date>2010-12-28T09:33:17</dc:date>
    <meta:editing-duration>PT03H51M10S</meta:editing-duration>
    <meta:editing-cycles>7</meta:editing-cycles>
    <meta:generator>OpenOffice.org/3.2$Unix OpenOffice.org_project/320m19$Build-9505</meta:generator>
    <meta:document-statistic meta:table-count="3" meta:cell-count="129" meta:object-count="0"/>
  </office:meta>
</office:document-meta>
</file>